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Developer Guide</text:p>
      <text:p text:style-name="P2"/>
      <text:p text:style-name="P3">Project design and implementa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08:42:31</dc:date>
    <dc:creator>Sean Helvey</dc:creator>
    <meta:editing-duration>PT7M58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4" meta:word-count="9" meta:character-count="68"/>
  </office:meta>
</office:document-meta>
</file>